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top="0cm" fo:margin-bottom="0.21cm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top="0cm" fo:margin-bottom="0.21cm"/>
      <style:text-properties style:font-name="Trebuchet MS" fo:font-size="12pt" style:font-size-asian="12pt" style:font-size-complex="12pt"/>
    </style:style>
    <style:style style:name="P10" style:family="paragraph" style:parent-style-name="Standard">
      <style:paragraph-properties fo:margin-top="0cm" fo:margin-bottom="0cm"/>
      <style:text-properties style:font-name="Trebuchet MS" fo:font-size="12pt" style:font-size-asian="12pt" style:font-size-complex="12pt"/>
    </style:style>
    <style:style style:name="P11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2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rebuchet MS"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3" style:family="text"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ojet 6 : Montage des capteurs</text:h>
      <text:h text:style-name="P12" text:outline-level="1">11/06/2018</text:h>
      <text:p text:style-name="P2"/>
      <text:p text:style-name="P8">Rôles :</text:p>
      <text:p text:style-name="P6"><text:tab/><text:tab/><text:tab/><text:tab/><text:span text:style-name="T1">Matthieu CARTERON<text:tab/>: Chef de projet, planification</text:span></text:p>
      <text:p text:style-name="P7"><text:tab/><text:tab/><text:tab/><text:tab/>Raphaëlle-Elvira<text:tab/>: Responsable de la communication réseau</text:p>
      <text:p text:style-name="P7"><text:tab/><text:tab/><text:tab/><text:tab/>Robin CALLET<text:tab/><text:tab/>: Responsable de l'étude scientifique</text:p>
      <text:p text:style-name="P7"><text:tab/><text:tab/><text:tab/><text:tab/>Killian DEROCHE<text:tab/>: Gestionnaire du matériel</text:p>
      <text:p text:style-name="P3"/>
      <text:p text:style-name="P4">Schéma du circuit logique :</text:p>
      <text:p text:style-name="P9">Deux capteurs ont été posés à l'avant du véhicule, deux ont été posés sur les côtés. Ainsi :</text:p>
      <text:p text:style-name="P9"><text:tab/>- Les capteurs à l'avant permettent de détecter la déviation.</text:p>
      <text:p text:style-name="P5"><text:span text:style-name="T2"><text:tab/>- </text:span><text:span text:style-name="T3">Les capteurs sur les côtés peuvent servir de capteurs de secours.</text:span></text:p>
      <text:p text:style-name="P10"><text:tab/>- La détection accepte une marge d'erreur (2 capteurs de chaque côté qui</text:p>
      <text:p text:style-name="P10"><text:tab/> <text:s/>détectent le noir) ce qui permet au robot de se repositionner au mieux si il va</text:p>
      <text:p text:style-name="P9"><text:tab/> <text:s/>trop vite ou que le premier capteur n'a pas fonctionn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alibri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6T09:49:40</dc:date>
    <meta:editing-duration>P1DT15H15M54S</meta:editing-duration>
    <meta:editing-cycles>466</meta:editing-cycles>
    <meta:generator>OpenOffice/4.1.5$Win32 OpenOffice.org_project/415m1$Build-9789</meta:generator>
    <dc:creator>Matthieu Carteron</dc:creator>
    <meta:document-statistic meta:table-count="0" meta:image-count="0" meta:object-count="0" meta:page-count="1" meta:paragraph-count="15" meta:word-count="122" meta:character-count="737"/>
  </office:meta>
</office:document-meta>
</file>